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2" style:family="graphic" style:parent-style-name="standard">
      <style:graphic-properties draw:stroke="solid" draw:stroke-dash="Fine_20_Dotted" svg:stroke-width="0.2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4pt" style:font-size-asian="24pt" style:font-size-complex="24pt"/>
    </style:style>
    <style:style style:name="P3" style:family="paragraph">
      <style:paragraph-properties fo:text-align="center"/>
    </style:style>
    <style:style style:name="T1" style:family="text">
      <style:text-properties style:font-name="TLPゴシック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2" draw:layer="layout" svg:width="3cm" svg:height="2cm" svg:x="8cm" svg:y="1cm">
          <draw:text-box>
            <text:p text:style-name="P1"><text:span text:style-name="T1">f(t)</text:span></text:p>
          </draw:text-box>
        </draw:frame>
        <draw:line draw:style-name="gr2" draw:text-style-name="P3" draw:layer="layout" svg:x1="31.698cm" svg:y1="5.3cm" svg:x2="31.799cm" svg:y2="12.9cm">
          <text:p/>
        </draw:line>
        <draw:frame draw:style-name="gr3" draw:text-style-name="P3" draw:layer="layout" svg:width="15.999cm" svg:height="8.999cm" svg:x="0.892cm" svg:y="2.48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23T13:30:53.165252003</dc:date>
    <meta:editing-cycles>9</meta:editing-cycles>
    <meta:editing-duration>PT18M46S</meta:editing-duration>
    <meta:document-statistic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text-properties fo:font-size="24pt" style:font-size-asian="24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minimum="-1" chart:maximum="1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704cm" svg:y="0.18cm" svg:width="14.736cm" svg:height="8.64cm"/>
          <chart:axis chart:dimension="x" chart:name="primary-x" chart:style-name="ch3" chartooo:axis-type="auto">
            <chart:categories table:cell-range-address="local-table.$A$2:.$A$82"/>
          </chart:axis>
          <chart:axis chart:dimension="y" chart:name="primary-y" chart:style-name="ch4"/>
          <chart:series chart:style-name="ch5" chart:values-cell-range-address="local-table.$C$2:.$C$82" chart:label-cell-address="local-table.$C$1" chart:class="chart:scatter">
            <chart:domain table:cell-range-address="local-table.$B$2:.$B$82"/>
            <chart:data-point chart:repeated="8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9">
                <text:p>-3.9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">
                <text:p>-3.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7">
                <text:p>-3.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6">
                <text:p>-3.6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">
                <text:p>-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4">
                <text:p>-3.4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3">
                <text:p>-3.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2">
                <text:p>-3.2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1">
                <text:p>-3.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9">
                <text:p>-2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8">
                <text:p>-2.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7">
                <text:p>-2.7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6">
                <text:p>-2.6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4">
                <text:p>-2.4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3">
                <text:p>-2.3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2">
                <text:p>-2.2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1">
                <text:p>-2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9">
                <text:p>-1.9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">
                <text:p>-1.8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7">
                <text:p>-1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6">
                <text:p>-1.6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5">
                <text:p>-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4">
                <text:p>-1.4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">
                <text:p>-1.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">
                <text:p>-1.2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">
                <text:p>-1.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9">
                <text:p>-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8">
                <text:p>-0.8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7">
                <text:p>-0.7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">
                <text:p>-0.6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">
                <text:p>-0.4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">
                <text:p>-0.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">
                <text:p>-0.2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">
                <text:p>0.2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">
                <text:p>0.4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987688340595137">
                <text:p>0.9876883405951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891006524188367">
                <text:p>0.891006524188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">
                <text:p>1.2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">
                <text:p>1.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">
                <text:p>1.4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">
                <text:p>1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">
                <text:p>1.6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">
                <text:p>1.7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">
                <text:p>1.8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">
                <text:p>2.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">
                <text:p>2.2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">
                <text:p>2.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">
                <text:p>2.4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">
                <text:p>2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">
                <text:p>2.6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">
                <text:p>2.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">
                <text:p>2.8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">
                <text:p>2.9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">
                <text:p>3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">
                <text:p>3.2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">
                <text:p>3.3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4">
                <text:p>3.4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">
                <text:p>3.5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">
                <text:p>3.6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">
                <text:p>3.7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">
                <text:p>3.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">
                <text:p>3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.707106781186547">
                <text:p>0.707106781186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